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Neue Light" svg:font-family="'Comic Neue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Comic Neue Light" fo:font-weight="bold" style:font-weight-asian="bold" style:font-weight-complex="bold"/>
    </style:style>
    <style:style style:name="P2" style:family="paragraph">
      <loext:graphic-properties draw:fill-color="#ffffff"/>
      <style:text-properties style:font-name="Comic Neue Light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style:font-name="Comic Neue Light" fo:font-size="104.599998474121pt" fo:font-weight="bold" style:font-size-asian="104.599998474121pt" style:font-weight-asian="bold" style:font-size-complex="104.5999984741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INFORMATI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Neue Light" svg:font-family="'Comic Neue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0:37:27.658645243</meta:creation-date>
    <dc:date>2025-01-09T10:38:33.293660813</dc:date>
    <meta:editing-duration>PT1M7S</meta:editing-duration>
    <meta:editing-cycles>1</meta:editing-cycles>
    <meta:document-statistic meta:object-count="24"/>
    <meta:generator>LibreOffice/24.2.7.2$Linux_X86_64 LibreOffice_project/420$Build-2</meta:generator>
  </office:meta>
</office:document-meta>
</file>